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4pt"/>
    </style:style>
    <style:style style:name="P3" style:family="paragraph" style:parent-style-name="Table_20_Contents">
      <style:paragraph-properties fo:text-align="end" style:justify-single-word="false"/>
    </style:style>
    <style:style style:name="P4" style:family="paragraph" style:parent-style-name="OOoTextBody">
      <style:paragraph-properties loext:contextual-spacing="false"/>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style:page-number="auto" fo:keep-with-next="always"/>
    </style:style>
    <style:style style:name="P7" style:family="paragraph" style:parent-style-name="OOoTextBody_5f_ListIntro" style:master-page-name="">
      <style:paragraph-properties style:page-number="auto"/>
    </style:style>
    <style:style style:name="P8" style:family="paragraph" style:parent-style-name="OOoTextBody" style:master-page-name="">
      <style:paragraph-properties style:page-number="auto" fo:break-before="auto" fo:break-aft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paragraph-properties loext:contextual-spacing="false" fo:margin-top="0.1181in" fo:margin-bottom="0.0429in"/>
    </style:style>
    <style:style style:name="P11" style:family="paragraph" style:parent-style-name="OOoFigure">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17" style:family="paragraph" style:parent-style-name="OOoTextBody" style:master-page-name="">
      <style:paragraph-properties loext:contextual-spacing="false" fo:margin-top="0in" fo:margin-bottom="0in" style:page-number="auto"/>
    </style:style>
    <style:style style:name="P18" style:family="paragraph" style:parent-style-name="OOoTextBody">
      <style:paragraph-properties loext:contextual-spacing="false" fo:margin-top="0.1181in" fo:margin-bottom="0.1181in"/>
    </style:style>
    <style:style style:name="P19" style:family="paragraph" style:parent-style-name="OOoTextBody">
      <style:paragraph-properties loext:contextual-spacing="false" fo:margin-top="0in" fo:margin-bottom="0.1181in"/>
    </style:style>
    <style:style style:name="P20" style:family="paragraph" style:parent-style-name="OOoTextBody">
      <style:paragraph-properties loext:contextual-spacing="false" fo:margin-top="0.1181in" fo:margin-bottom="0.122in"/>
    </style:style>
    <style:style style:name="P21" style:family="paragraph" style:parent-style-name="OOoTextBody" style:master-page-name="">
      <style:paragraph-properties loext:contextual-spacing="false" fo:margin-top="0.1181in" fo:margin-bottom="0.122in" style:page-number="auto" fo:keep-with-next="always"/>
    </style:style>
    <style:style style:name="P22" style:family="paragraph" style:parent-style-name="OOoFigure" style:master-page-name="">
      <style:paragraph-properties fo:margin-top="0.0429in" fo:margin-bottom="0.0429in" style:page-number="auto"/>
    </style:style>
    <style:style style:name="P23" style:family="paragraph" style:parent-style-name="OOoNum_20_123_20_Cont." style:list-style-name="OOoNum_20_123"/>
    <style:style style:name="P24" style:family="paragraph" style:parent-style-name="OOoNum_20_123_20_End" style:list-style-name="OOoNum_20_123"/>
    <style:style style:name="P25" style:family="paragraph" style:parent-style-name="OOoHeading_20_2" style:master-page-name="">
      <style:paragraph-properties loext:contextual-spacing="false" fo:margin-top="0.2319in" fo:margin-bottom="0.0827in" style:page-number="auto"/>
    </style:style>
    <style:style style:name="P26" style:family="paragraph" style:parent-style-name="OOoHeading_20_2">
      <style:paragraph-properties loext:contextual-spacing="false" fo:margin-top="0.2319in" fo:margin-bottom="0.0827in"/>
    </style:style>
    <style:style style:name="P27" style:family="paragraph" style:parent-style-name="OOoHeading_20_2">
      <style:paragraph-properties loext:contextual-spacing="false" fo:margin-top="0.2717in" fo:margin-bottom="0.0827in"/>
    </style:style>
    <style:style style:name="P28" style:family="paragraph" style:parent-style-name="OOoHeading_20_2" style:master-page-name="">
      <style:paragraph-properties style:page-number="auto" fo:keep-with-next="always"/>
    </style:style>
    <style:style style:name="P29" style:family="paragraph" style:parent-style-name="OOoNum_20_123_20_Start" style:master-page-name="">
      <style:paragraph-properties style:page-number="auto" fo:keep-with-next="always"/>
    </style:style>
    <style:style style:name="P30" style:family="paragraph" style:parent-style-name="OOoFooter">
      <style:paragraph-properties fo:text-align="end" style:justify-single-word="false"/>
    </style:style>
    <style:style style:name="P31" style:family="paragraph" style:parent-style-name="OOoFooter">
      <style:paragraph-properties>
        <style:tab-stops>
          <style:tab-stop style:position="5.0898in" style:type="center"/>
          <style:tab-stop style:position="10.1181in" style:type="right"/>
        </style:tab-stops>
      </style:paragraph-properties>
    </style:style>
    <style:style style:name="P32" style:family="paragraph" style:parent-style-name="OOoFooter">
      <style:paragraph-properties fo:text-align="end" style:justify-single-word="false"/>
      <style:text-properties fo:font-size="11pt" style:font-size-asian="11pt" style:font-size-complex="11pt"/>
    </style:style>
    <style:style style:name="P33" style:family="paragraph" style:parent-style-name="OOoHeading_20_0" style:master-page-name="OOoPageStyle">
      <style:paragraph-properties style:page-number="auto"/>
    </style:style>
    <style:style style:name="P34" style:family="paragraph" style:parent-style-name="OOoHeading_20_1">
      <style:paragraph-properties loext:contextual-spacing="false" fo:margin-top="0.3154in" fo:margin-bottom="0.1256in"/>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in, 0in, 1.2201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8 </text:span><text:line-break/>Getting Started with Math</text:h>
      <text:h text:style-name="OOoHeading_20_1" text:outline-level="2">What is Math?</text:h>
      <text:p text:style-name="P8">Math is Apache OpenOffice’s component for writing <text:alphabetical-index-mark-start text:id="IMark1015014188"/>mathematical equations<text:alphabetical-index-mark-end text:id="IMark1015014188"/>. It is most commonly used as an <text:alphabetical-index-mark-start text:id="IMark1015013468"/>equation editor<text:alphabetical-index-mark-end text:id="IMark1015013468"/>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17"><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307950439833789834"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1"><text:span text:style-name="OOoDefault"><draw:frame draw:style-name="fr1" draw:name="Figure_AOO41GS09_1" text:anchor-type="as-char" svg:width="5.9811in" draw:z-index="3"><draw:text-box fo:min-height="4.2846in"><text:p text:style-name="P12"><draw:frame draw:style-name="fr7" draw:name="AOO41GS09_001" text:anchor-type="paragraph" svg:width="5.9909in" svg:height="4.1327in" draw:z-index="17"><draw:image xlink:href="Pictures/100000000000026600000198D64E03F7.png" xlink:type="simple" xlink:show="embed" xlink:actuate="onLoad"/></draw:frame>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855494360" text:key1="equation editor"/><text:span text:style-name="T1">Elements</text:span> window<text:alphabetical-index-mark-end text:id="IMark855494360"/>.</text:p>
      <text:p text:style-name="OOoFigure"><text:soft-page-break/><draw:frame draw:style-name="fr2" draw:name="Figure_AOO41GS09_2" text:anchor-type="as-char" svg:width="3.3472in" draw:z-index="4"><draw:text-box fo:min-height="2.9382in"><text:p text:style-name="OOoFigureCaption"><draw:frame draw:style-name="fr8" draw:name="AOO41GS09_002" text:anchor-type="as-char" svg:width="3.1472in" svg:height="2.7008in" draw:z-index="5"><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7">The <text:span text:style-name="T1">Elements</text:span> window is divided into two main parts.</text:p>
      <text:list xml:id="list37701169"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0.4457in" svg:height="0.2146in" draw:z-index="6"><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9" draw:name="Object_AOO41GS09_005" text:anchor-type="as-char" svg:width="0.4417in" svg:height="0.2146in" draw:z-index="7"><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6922450212379948007"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3.4091in" draw:z-index="8"><draw:text-box fo:min-height="3.1161in"><text:p text:style-name="OOoFigureCaption"><draw:frame draw:style-name="fr8" draw:name="AOO41GS09_003" text:anchor-type="as-char" svg:width="3.2937in" svg:height="2.8354in" draw:z-index="9"><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1.302in" svg:height="0.2146in" draw:z-index="10"><draw:object xlink:href="./Object 6" xlink:type="simple" xlink:show="embed" xlink:actuate="onLoad"/><draw:image xlink:href="./ObjectReplacements/Object 6" xlink:type="simple" xlink:show="embed" xlink:actuate="onLoad"/><svg:desc>formula</svg:desc></draw:frame></text:p>
        </text:list-item>
      </text:list>
      <text:list xml:id="list37698935" text:continue-list="list37701169" text:style-name="OOoBullets_20_1">
        <text:list-item>
          <text:p text:style-name="OOoList_20_1_20_End">The body of the document shows a gray box like this:<draw:frame draw:style-name="fr18" draw:name="Object_AOO41GS09_007" text:anchor-type="as-char" svg:width="0.5016in" svg:height="0.1839in" draw:z-index="11"><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igure_AOO41GS09_4" text:anchor-type="as-char" svg:width="5.3626in" draw:z-index="12"><draw:text-box fo:min-height="2.1638in"><text:p text:style-name="OOoFigureCaption"><draw:frame draw:style-name="fr9" draw:name="AOO41GS09_004" text:anchor-type="as-char" svg:width="5.3626in" svg:height="1.8992in" draw:z-index="13"><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6.3929in" draw:z-index="14"><draw:text-box fo:min-height="2.0925in"><text:p text:style-name="OOoFigureCaption"><draw:frame draw:style-name="fr10" draw:name="AOO41GS09_005" text:anchor-type="as-char" svg:width="6.3591in" svg:height="1.8846in" draw:z-index="15"><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5.7028in" draw:z-index="18"><draw:text-box fo:min-height="3.8327in"><text:p text:style-name="OOoFigureCaption"><draw:frame draw:style-name="fr8" draw:name="AOO41GS09_006" text:anchor-type="as-char" svg:width="5.7028in" svg:height="3.6075in" draw:z-index="19"><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147785376" text:key1="equation editor"/>markup<text:alphabetical-index-mark-end text:id="IMark147785376"/> directly in the equation editor. For example, you can type <text:span text:style-name="OOoKeyboardInput">5 times 4</text:span> to obtain <draw:frame draw:style-name="fr17" draw:name="Object_AOO41GS09_008" text:anchor-type="as-char" svg:width="0.4417in" svg:height="0.2146in" draw:z-index="20"><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5">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6">Display</text:p>
            </table:table-cell>
            <table:table-cell table:style-name="Table183.A1" office:value-type="string">
              <text:p text:style-name="P16">Command</text:p>
            </table:table-cell>
            <table:table-cell table:style-name="Table183.A1" office:value-type="string">
              <text:p text:style-name="P16">Display</text:p>
            </table:table-cell>
            <table:table-cell table:style-name="Table183.A1" office:value-type="string">
              <text:p text:style-name="P16">Command</text:p>
            </table:table-cell>
          </table:table-row>
        </table:table-header-rows>
        <table:table-row>
          <table:table-cell table:style-name="Table183.A2" office:value-type="string">
            <text:p text:style-name="P14"><draw:frame draw:style-name="fr18" draw:name="Object_AOO41GS09_010" text:anchor-type="as-char" svg:width="0.4484in" svg:height="0.2146in" draw:z-index="22"><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4">a = b</text:p>
          </table:table-cell>
          <table:table-cell table:style-name="Table183.B2" office:value-type="string">
            <text:p text:style-name="P15"><draw:frame draw:style-name="fr18" draw:name="Object_AOO41GS09_009" text:anchor-type="as-char" svg:width="0.3016in" svg:height="0.2311in" draw:z-index="23"><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4">sqrt {a}</text:p>
          </table:table-cell>
        </table:table-row>
        <table:table-row>
          <table:table-cell table:style-name="Table183.A3" office:value-type="string">
            <text:p text:style-name="P14"><draw:frame draw:style-name="fr18" draw:name="Object_AOO41GS09_011" text:anchor-type="as-char" svg:width="0.2465in" svg:height="0.2425in" draw:z-index="24"><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4">a^2</text:p>
          </table:table-cell>
          <table:table-cell table:style-name="Table183.B3" office:value-type="string">
            <text:p text:style-name="P14"><draw:frame draw:style-name="fr18" draw:name="Object_AOO41GS09_012" text:anchor-type="as-char" svg:width="0.2516in" svg:height="0.2437in" draw:z-index="27"><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4">a_n</text:p>
          </table:table-cell>
        </table:table-row>
        <table:table-row>
          <table:table-cell table:style-name="Table183.A2" office:value-type="string">
            <text:p text:style-name="P14"><draw:frame draw:style-name="fr18" draw:name="Object_AOO41GS09_013" text:anchor-type="as-char" svg:width="0.878in" svg:height="0.2917in" draw:z-index="28"><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4">int f(x) dx</text:p>
          </table:table-cell>
          <table:table-cell table:style-name="Table183.B2" office:value-type="string">
            <text:p text:style-name="P14"><draw:frame draw:style-name="fr20" draw:name="Object_AOO41GS09_014" text:anchor-type="as-char" svg:y="-0.1992in" svg:width="0.5134in" svg:height="0.2701in" draw:z-index="29"><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4">sum a_n</text:p>
          </table:table-cell>
        </table:table-row>
        <table:table-row>
          <table:table-cell table:style-name="Table183.A3" office:value-type="string">
            <text:p text:style-name="P14"><draw:frame draw:style-name="fr20" draw:name="Object_AOO41GS09_015" text:anchor-type="as-char" svg:y="-0.1736in" svg:width="0.4437in" svg:height="0.2161in" draw:z-index="30"><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4">a &lt;= b</text:p>
          </table:table-cell>
          <table:table-cell table:style-name="Table183.B3" office:value-type="string">
            <text:p text:style-name="P14"><draw:frame draw:style-name="fr18" draw:name="Object_AOO41GS09_016" text:anchor-type="as-char" svg:width="0.2252in" svg:height="0.2146in" draw:z-index="31"><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4">infinity</text:p>
          </table:table-cell>
        </table:table-row>
        <table:table-row>
          <table:table-cell table:style-name="Table183.B3" office:value-type="string">
            <text:p text:style-name="P15"><draw:frame draw:style-name="fr18" draw:name="Object_AOO41GS09_017" text:anchor-type="as-char" svg:width="0.4484in" svg:height="0.2146in" draw:z-index="32"><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4">a times b</text:p>
          </table:table-cell>
          <table:table-cell table:style-name="Table183.B3" office:value-type="string">
            <text:p text:style-name="P14"><draw:frame draw:style-name="fr18" draw:name="Object_AOO41GS09_018" text:anchor-type="as-char" svg:width="0.3626in" svg:height="0.2146in" draw:z-index="33"><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4">x cdot y</text:p>
          </table:table-cell>
        </table:table-row>
      </table:table>
      <text:h text:style-name="P25" text:outline-level="3"><text:soft-page-break/>Greek Characters</text:h>
      <text:p text:style-name="OOoTextBody_5f_ListIntro">Greek characters (<draw:frame draw:style-name="fr21" draw:name="Object_AOO41GS09_019" text:anchor-type="as-char" svg:y="-0.1736in" svg:width="0.8335in" svg:height="0.222in" draw:z-index="34"><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7712156" text:continue-list="list28653088" text:style-name="OOoBullets_20_1">
        <text:list-item>
          <text:p text:style-name="OOoList_20_1_20_Start">To write a <text:span text:style-name="OOoEmphasis">lowercase</text:span> character, type the name of the character in lowercase.</text:p>
        </text:list-item>
      </text:list>
      <text:list xml:id="list37696482" text:continue-list="list37698935"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6">Lowercase</text:p>
            </table:table-cell>
            <table:table-cell table:style-name="Table184.A1" office:value-type="string">
              <text:p text:style-name="P16">Uppercase</text:p>
            </table:table-cell>
          </table:table-row>
        </table:table-header-rows>
        <table:table-row>
          <table:table-cell table:style-name="Table184.A2" office:value-type="string">
            <text:p text:style-name="P14"><text:span text:style-name="OOoComputerCode">%alpha</text:span><text:span text:style-name="OOoComputerCode"><draw:frame draw:style-name="fr18" draw:name="Object_AOO41GS09_020" text:anchor-type="as-char" svg:width="0.5583in" svg:height="0.2146in" draw:z-index="35"><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4"><text:span text:style-name="OOoComputerCode">%ALPHA</text:span><text:span text:style-name="OOoComputerCode"><draw:frame draw:style-name="fr18" draw:name="Object_AOO41GS09_021" text:anchor-type="as-char" svg:width="0.578in" svg:height="0.2146in" draw:z-index="36"><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4"><text:span text:style-name="OOoComputerCode">%beta </text:span><text:span text:style-name="OOoComputerCode"><draw:frame draw:style-name="fr18" draw:name="Object_AOO41GS09_022" text:anchor-type="as-char" svg:width="0.552in" svg:height="0.2146in" draw:z-index="37"><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4"><text:span text:style-name="OOoComputerCode">%BETA </text:span><text:span text:style-name="OOoComputerCode"><draw:frame draw:style-name="fr18" draw:name="Object_AOO41GS09_023" text:anchor-type="as-char" svg:width="0.572in" svg:height="0.2146in" draw:z-index="38"><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4"><text:span text:style-name="OOoComputerCode">%gamma</text:span><text:span text:style-name="OOoComputerCode"><draw:frame draw:style-name="fr18" draw:name="Object_AOO41GS09_024" text:anchor-type="as-char" svg:width="0.5638in" svg:height="0.2146in" draw:z-index="39"><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4"><text:span text:style-name="OOoComputerCode">%GAMMA</text:span><text:span text:style-name="OOoComputerCode"><draw:frame draw:style-name="fr18" draw:name="Object_AOO41GS09_025" text:anchor-type="as-char" svg:width="0.5661in" svg:height="0.2146in" draw:z-index="40"><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4"><text:span text:style-name="OOoComputerCode">%psi <text:s/></text:span><text:span text:style-name="OOoComputerCode"><draw:frame draw:style-name="fr18" draw:name="Object_AOO41GS09_026" text:anchor-type="as-char" svg:width="0.5898in" svg:height="0.2146in" draw:z-index="43"><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4"><text:span text:style-name="OOoComputerCode">%PSI <text:s/></text:span><text:span text:style-name="OOoComputerCode"><draw:frame draw:style-name="fr18" draw:name="Object_AOO41GS09_027" text:anchor-type="as-char" svg:width="0.5925in" svg:height="0.2146in" draw:z-index="44"><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4"><text:span text:style-name="OOoComputerCode">%phi <text:s/></text:span><text:span text:style-name="OOoComputerCode"><draw:frame draw:style-name="fr18" draw:name="Object_AOO41GS09_028" text:anchor-type="as-char" svg:width="0.5799in" svg:height="0.2146in" draw:z-index="4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4"><text:span text:style-name="OOoComputerCode">%PHI <text:s/></text:span><text:span text:style-name="OOoComputerCode"><draw:frame draw:style-name="fr18" draw:name="Object_AOO41GS09_029" text:anchor-type="as-char" svg:width="0.5772in" svg:height="0.2146in" draw:z-index="4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4"><text:span text:style-name="OOoComputerCode">%theta</text:span><text:span text:style-name="OOoComputerCode"><draw:frame draw:style-name="fr18" draw:name="Object_AOO41GS09_030" text:anchor-type="as-char" svg:width="0.5453in" svg:height="0.2146in" draw:z-index="4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4"><text:span text:style-name="OOoComputerCode">%THETA</text:span><text:span text:style-name="OOoComputerCode"><draw:frame draw:style-name="fr18" draw:name="Object_AOO41GS09_031" text:anchor-type="as-char" svg:width="0.5929in" svg:height="0.2146in" draw:z-index="4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6.4752in" draw:z-index="49"><draw:text-box fo:min-height="2.7425in"><text:p text:style-name="P13"><draw:frame draw:style-name="fr8" draw:name="AOO41GS09_007" text:anchor-type="as-char" svg:width="5.7457in" svg:height="2.5264in" draw:z-index="5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8" draw:name="Object_AOO41GS09_032" text:anchor-type="as-char" svg:width="1.2264in" svg:height="0.2146in" draw:z-index="52"><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7721546" text:continue-list="list37712156" text:style-name="OOoBullets_20_1">
        <text:list-item>
          <text:p text:style-name="OOoList_20_1_20_Start">We want to enter the above formula (the value of pi rounded to 5 decimal places).</text:p>
        </text:list-item>
      </text:list>
      <text:list xml:id="list37710008" text:continue-list="list37696482" text:style-name="OOoBullets_20_1">
        <text:list-item>
          <text:p text:style-name="OOoList_20_1_20_Cont."><text:soft-page-break/>We know the name of the Greek character (pi).</text:p>
        </text:list-item>
      </text:list>
      <text:list xml:id="list37707938" text:continue-list="list37721546" text:style-name="OOoBullets_20_1">
        <text:list-item>
          <text:p text:style-name="OOoList_20_1_20_End">But we do not know the markup associated with the <draw:frame draw:style-name="fr17" draw:name="Object_AOO41GS09_033" text:anchor-type="as-char" svg:width="0.2425in" svg:height="0.2146in" draw:z-index="54"><draw:object xlink:href="./Object 33" xlink:type="simple" xlink:show="embed" xlink:actuate="onLoad"/><draw:image xlink:href="./ObjectReplacements/Object 33" xlink:type="simple" xlink:show="embed" xlink:actuate="onLoad"/><svg:desc>formula</svg:desc></draw:frame> symbol.</text:p>
        </text:list-item>
      </text:list>
      <text:p text:style-name="P18"><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2201in" svg:height="0.2146in" draw:z-index="55"><draw:object xlink:href="./Object 34" xlink:type="simple" xlink:show="embed" xlink:actuate="onLoad"/><draw:image xlink:href="./ObjectReplacements/Object 34" xlink:type="simple" xlink:show="embed" xlink:actuate="onLoad"/><svg:desc>formula</svg:desc></draw:frame>.</text:p>
      <text:p text:style-name="P19"><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2425in" svg:height="0.2146in" draw:z-index="56"><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2"><draw:frame draw:style-name="fr11" draw:name="AOO41GS09_008" text:anchor-type="as-char" svg:width="1.8319in" svg:height="2.7583in" draw:z-index="59"><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2"><draw:frame draw:style-name="fr11" draw:name="AOO41GS09_009" text:anchor-type="as-char" svg:width="1.8835in" svg:height="3.1728in" draw:z-index="62"><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1736in" svg:width="0.2327in" svg:height="0.2161in" draw:z-index="63"><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4"><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6.011in" draw:z-index="64"><draw:text-box fo:min-height="2.2126in"><text:p text:style-name="OOoFigureCaption"><draw:frame draw:style-name="fr12" draw:name="AOO41GS09_010" text:anchor-type="as-char" svg:width="6.011in" svg:height="2.0043in" draw:z-index="65"><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147785376" text:key1="equation editor"/>Floating Window<text:alphabetical-index-mark-end text:id="IMark147785376"/></text:h>
      <text:p text:style-name="OOoTextBody_5f_ListIntro">The formula editor can cover a large part of the Writer window. To turn the formula editor into a floating window, do this:</text:p>
      <text:list xml:id="list37705601" text:continue-list="list6922450212379948007"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2"><draw:frame draw:style-name="fr5" draw:name="Figure_AOO41GS09_11" text:anchor-type="as-char" svg:width="3.8492in" draw:z-index="67"><draw:text-box fo:min-height="2.3409in"><text:p text:style-name="OOoFigureCaption"><draw:frame draw:style-name="fr7" draw:name="AOO41GS09_011" text:anchor-type="paragraph" svg:width="3.8283in" svg:height="1.7717in" draw:z-index="68"><draw:image xlink:href="Pictures/1000020100000192000000BAB3EC22B9.png" xlink:type="simple" xlink:show="embed" xlink:actuate="onLoad"/></draw:frame>Figure <text:sequence text:ref-name="refFigure10" text:name="Figure" text:formula="ooow:Figure+1" style:num-format="1">11</text:sequence>. Hold down the Ctr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3.4154in" draw:z-index="69"><draw:text-box fo:min-height="1.7862in"><text:p text:style-name="OOoFigureCaption"><draw:frame draw:style-name="fr11" draw:name="AOO41GS09_012" text:anchor-type="as-char" svg:width="3.4154in" svg:height="1.5035in" draw:z-index="70"><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igger?</text:h>
      <text:p text:style-name="OOoTextBody_5f_ListIntro">This is one of the most common questions people ask about Math. The answer is simple, but not intuitive:</text:p>
      <text:list xml:id="list37717323" text:continue-list="list37705601"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3.3673in" draw:z-index="21"><draw:text-box fo:min-height="2.5299in"><text:p text:style-name="P13"><draw:frame draw:style-name="fr13" draw:name="AOO41GS09_013" text:anchor-type="as-char" svg:width="3.3189in" svg:height="2.1339in" draw:z-index="25"><draw:image xlink:href="Pictures/100000000000016200000148BBFE6565.png" xlink:type="simple" xlink:show="embed" xlink:actuate="onLoad"/></draw:frame></text:p><text:p text:style-name="P13">Figure <text:sequence text:ref-name="refFigure12" text:name="Figure" text:formula="ooow:Figure+1" style:num-format="1">13</text:sequence>. Changing the font size for a formula</text:p></draw:text-box></draw:frame></text:p>
      <text:list xml:id="list37714839" text:continue-numbering="true" text:style-name="OOoNum_20_123">
        <text:list-item>
          <text:p text:style-name="OOoNum_20_123_20_End">Select a larger <text:alphabetical-index-mark-start text:id="IMark1014979816" text:key1="equation editor"/>font size<text:alphabetical-index-mark-end text:id="IMark1014979816"/> under <text:span text:style-name="OOoEmphasis">Base size</text:span> (top-most entry).</text:p>
        </text:list-item>
      </text:list>
      <text:p text:style-name="OOoFigure"><draw:frame draw:style-name="fr4" draw:name="Figure_AOO41GS09_14" text:anchor-type="as-char" svg:width="4.311in" draw:z-index="26"><draw:text-box fo:min-height="2.8937in"><text:p text:style-name="OOoFigureCaption"><draw:frame draw:style-name="fr8" draw:name="AOO41GS09_014" text:anchor-type="as-char" svg:width="4.311in" svg:height="2.5508in" draw:z-index="53"><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3.5083in" draw:z-index="57"><draw:text-box fo:min-height="1.2484in"><text:p text:style-name="OOoFigureCaption"><draw:frame draw:style-name="fr14" draw:name="AOO41GS09_015" text:anchor-type="paragraph" svg:x="0in" svg:y="0in" svg:width="3.028in" svg:height="0.902in" draw:z-index="5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6">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896747732" text:key1="equation editor"/>brackets<text:alphabetical-index-mark-end text:id="IMark896747732"/>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6">Markup</text:p>
          </table:table-cell>
          <table:table-cell table:style-name="Table187.A1" office:value-type="string">
            <text:p text:style-name="P16">Result</text:p>
          </table:table-cell>
        </table:table-row>
        <table:table-row>
          <table:table-cell table:style-name="Table187.A2" office:value-type="string">
            <text:p text:style-name="P14"><text:span text:style-name="OOoComputerCode">2 over <text:s/>x + 1</text:span></text:p>
          </table:table-cell>
          <table:table-cell table:style-name="Table187.B2" office:value-type="string">
            <text:p text:style-name="P14"><draw:frame draw:style-name="fr18" draw:name="Object_AOO41GS09_037" text:anchor-type="as-char" svg:width="0.4898in" svg:height="0.4591in" draw:z-index="60"><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4"><text:span text:style-name="OOoComputerCode">2 over {x + 1}</text:span></text:p>
          </table:table-cell>
          <table:table-cell table:style-name="Table187.B3" office:value-type="string">
            <text:p text:style-name="P14"><draw:frame draw:style-name="fr18" draw:name="Object_AOO41GS09_038" text:anchor-type="as-char" svg:width="0.4882in" svg:height="0.4575in" draw:z-index="61"><draw:object xlink:href="./Object 38" xlink:type="simple" xlink:show="embed" xlink:actuate="onLoad"/><draw:image xlink:href="./ObjectReplacements/Object 38" xlink:type="simple" xlink:show="embed" xlink:actuate="onLoad"/><svg:desc>formula</svg:desc></draw:frame></text:p>
          </table:table-cell>
        </table:table-row>
      </table:table>
      <text:h text:style-name="P27"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6">Markup</text:p>
            </table:table-cell>
            <table:table-cell table:style-name="Table188.A1" office:value-type="string">
              <text:p text:style-name="P16">Result</text:p>
            </table:table-cell>
          </table:table-row>
        </table:table-header-rows>
        <table:table-row>
          <table:table-cell table:style-name="Table188.A2" office:value-type="string">
            <text:p text:style-name="P14"><text:span text:style-name="OOoComputerCode">x = 3</text:span></text:p>
            <text:p text:style-name="P14"><text:span text:style-name="OOoComputerCode">y = 1</text:span></text:p>
          </table:table-cell>
          <table:table-cell table:style-name="Table188.B2" office:value-type="string">
            <text:p text:style-name="P14"><draw:frame draw:style-name="fr18" draw:name="Object_AOO41GS09_040"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4"><text:span text:style-name="OOoComputerCode">x = 3 newline</text:span></text:p>
            <text:p text:style-name="P14"><text:span text:style-name="OOoComputerCode">y = 1</text:span></text:p>
          </table:table-cell>
          <table:table-cell table:style-name="Table188.A3" office:value-type="string">
            <text:p text:style-name="P14"><draw:frame draw:style-name="fr18" draw:name="Object_AOO41GS09_041"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28" text:outline-level="3">How do I Add <text:alphabetical-index-mark text:string-value="limits to sum/integral"/>Limits to My Sum/Integral?</text:h>
      <text:p text:style-name="P9">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6">Markup</text:p>
            </table:table-cell>
            <table:table-cell table:style-name="Table189.A1" office:value-type="string">
              <text:p text:style-name="P16">Result</text:p>
            </table:table-cell>
          </table:table-row>
        </table:table-header-rows>
        <table:table-row>
          <table:table-cell table:style-name="Table189.A2" office:value-type="string">
            <text:p text:style-name="P14"><text:span text:style-name="OOoComputerCode">sum from k = 1 to n a_k</text:span></text:p>
          </table:table-cell>
          <table:table-cell table:style-name="Table189.B2" office:value-type="string">
            <text:p text:style-name="P14"><draw:frame draw:style-name="fr18" draw:name="Object_AOO41GS09_042"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4"><text:span text:style-name="OOoComputerCode">int from 0 to x f(t) dt</text:span></text:p>
            <text:p text:style-name="P14">or </text:p>
            <text:p text:style-name="P14"><text:span text:style-name="OOoComputerCode">int_0^x f(t) dt</text:span></text:p>
          </table:table-cell>
          <table:table-cell table:style-name="Table189.B3" office:value-type="string">
            <text:p text:style-name="P14"><draw:frame draw:style-name="fr18" draw:name="Object_AOO41GS09_043"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8" draw:name="Object_AOO41GS09_044"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4"><text:span text:style-name="OOoComputerCode">int from Re f</text:span></text:p>
          </table:table-cell>
          <table:table-cell table:style-name="Table189.B2" office:value-type="string">
            <text:p text:style-name="P14"><draw:frame draw:style-name="fr18" draw:name="Object_AOO41GS09_045" text:anchor-type="as-char" svg:width="0.3626in" svg:height="0.4098in" draw:z-index="79"><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4"><text:span text:style-name="OOoComputerCode">sum to infinity 2^{-n}</text:span></text:p>
          </table:table-cell>
          <table:table-cell table:style-name="Table189.A3" office:value-type="string">
            <text:p text:style-name="P14"><draw:frame draw:style-name="fr18" draw:name="Object_AOO41GS09_046" text:anchor-type="as-char" svg:width="0.5898in" svg:height="0.3264in" draw:z-index="80"><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26" text:outline-level="3"><text:soft-page-break/>Brackets with Matrices Look Ugly!</text:h>
      <text:p text:style-name="P5">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16">Markup</text:p>
            </table:table-cell>
            <table:table-cell table:style-name="Table191.A1" office:value-type="string">
              <text:p text:style-name="P16">Result</text:p>
            </table:table-cell>
          </table:table-row>
        </table:table-header-rows>
        <table:table-row>
          <table:table-cell table:style-name="Table191.A2" office:value-type="string">
            <text:p text:style-name="P14"><text:span text:style-name="OOoComputerCode">matrix { a # b ## c # d }</text:span></text:p>
          </table:table-cell>
          <table:table-cell table:style-name="Table191.B2" office:value-type="string">
            <text:p text:style-name="P14"><draw:frame draw:style-name="fr18" draw:name="Object_AOO41GS09_047" text:anchor-type="as-char" svg:width="0.4693in" svg:height="0.4638in" draw:z-index="81"><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5">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6">Markup</text:p>
            </table:table-cell>
            <table:table-cell table:style-name="Table193.A1" office:value-type="string">
              <text:p text:style-name="P16">Result</text:p>
            </table:table-cell>
          </table:table-row>
        </table:table-header-rows>
        <table:table-row>
          <table:table-cell table:style-name="Table193.A2" office:value-type="string">
            <text:p text:style-name="P14"><text:span text:style-name="OOoComputerCode">( <text:s/>matrix { a # b ## c # d } <text:s/>) </text:span></text:p>
          </table:table-cell>
          <table:table-cell table:style-name="Table193.B2" office:value-type="string">
            <text:p text:style-name="P14"><draw:frame draw:style-name="fr20" draw:name="Object_AOO41GS09_048" text:anchor-type="as-char" svg:y="-0.2898in" svg:width="0.6382in" svg:height="0.4661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6">Markup</text:p>
            </table:table-cell>
            <table:table-cell table:style-name="Table194.A1" office:value-type="string">
              <text:p text:style-name="P16">Result</text:p>
            </table:table-cell>
          </table:table-row>
        </table:table-header-rows>
        <table:table-row>
          <table:table-cell table:style-name="Table194.A2" office:value-type="string">
            <text:p text:style-name="P14"><text:span text:style-name="OOoComputerCode">left( <text:s/>matrix { a # b ## c # d } <text:s/>right)</text:span></text:p>
          </table:table-cell>
          <table:table-cell table:style-name="Table194.B2" office:value-type="string">
            <text:p text:style-name="P14"><draw:frame draw:style-name="fr18" draw:name="Object_AOO41GS09_049"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6">Markup</text:p>
            </table:table-cell>
            <table:table-cell table:style-name="Table198.A1" office:value-type="string">
              <text:p text:style-name="P16">Result</text:p>
            </table:table-cell>
          </table:table-row>
        </table:table-header-rows>
        <table:table-row>
          <table:table-cell table:style-name="Table198.A2" office:value-type="string">
            <text:p text:style-name="P14"><text:span text:style-name="OOoComputerCode">{df} over {dx}</text:span></text:p>
          </table:table-cell>
          <table:table-cell table:style-name="Table198.B2" office:value-type="string">
            <text:p text:style-name="P14"><draw:frame draw:style-name="fr18" draw:name="Object_AOO41GS09_050"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4"><text:span text:style-name="OOoComputerCode">{partial f} over {partial y}</text:span></text:p>
          </table:table-cell>
          <table:table-cell table:style-name="Table198.B3" office:value-type="string">
            <text:p text:style-name="P14"><draw:frame draw:style-name="fr18" draw:name="Object_AOO41GS09_051"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4"><text:span text:style-name="OOoComputerCode">{partial^2 f} over {partial t^2}</text:span></text:p>
          </table:table-cell>
          <table:table-cell table:style-name="Table198.B3" office:value-type="string">
            <text:p text:style-name="P14"><draw:frame draw:style-name="fr18" draw:name="Object_AOO41GS09_052"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6">Markup</text:p>
            </table:table-cell>
            <table:table-cell table:style-name="Table199.A1" office:value-type="string">
              <text:p text:style-name="P16">Result</text:p>
            </table:table-cell>
          </table:table-row>
        </table:table-header-rows>
        <table:table-row>
          <table:table-cell table:style-name="Table199.A2" office:value-type="string">
            <text:p text:style-name="P14">matrix{</text:p>
            <text:p text:style-name="P14"><text:s text:c="3"/>alignr x+y # {}={} # alignl 2 ##</text:p>
            <text:p text:style-name="P14"><text:s text:c="3"/>alignr x <text:s text:c="2"/># {}={} # alignl 2-y</text:p>
            <text:p text:style-name="P14">}</text:p>
          </table:table-cell>
          <table:table-cell table:style-name="Table199.A2" office:value-type="string">
            <text:p text:style-name="P14"><draw:frame draw:style-name="fr18" draw:name="Object_AOO41GS09_053" text:anchor-type="as-char" svg:width="1.3626in" svg:height="0.4638in" draw:z-index="16"><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7697444" text:continue-list="list37714839" text:style-name="OOoNum_20_123">
        <text:list-item text:start-value="1">
          <text:p text:style-name="OOoNum_20_123_20_Start">With the equation editor open, choose <text:span text:style-name="OOoMenuPath">Format &gt; Spacing</text:span> from the menu bar.</text:p>
        </text:list-item>
        <text:list-item>
          <text:p text:style-name="P23">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4">Enter <text:span text:style-name="OOoMenuPath">0%</text:span> for Column spacing and click <text:span text:style-name="OOoMenuPath">OK</text:span>.</text:p>
        </text:list-item>
      </text:list>
      <text:p text:style-name="OOoFigure"><draw:frame draw:style-name="fr6" draw:name="Figure_AOO41GS09_16" text:anchor-type="as-char" svg:width="5.8283in" draw:z-index="41"><draw:text-box fo:min-height="2.1665in"><text:p text:style-name="OOoFigureCaption"><draw:frame draw:style-name="fr15" draw:name="AOO41GS09_016" text:anchor-type="paragraph" svg:x="0.0016in" svg:y="0.0008in" svg:width="7.0874in" style:rel-width="100%" svg:height="2.3626in" style:rel-height="scale" draw:z-index="42"><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7719785" text:continue-list="list37697444"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0">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1"><draw:frame draw:style-name="fr18" draw:name="Object_AOO41GS09_054" text:anchor-type="as-char" svg:width="0.6874in" svg:height="0.2425in" draw:z-index="51"><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3">(<text:sequence text:ref-name="refText0" text:name="Text" text:formula="ooow:Text+1" style:num-format="1">1</text:sequence>)</text:p>
            </table:table-cell>
          </table:table-row>
        </table:table-header-rows>
      </table:table>
      <text:p text:style-name="P21">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1"><draw:frame draw:style-name="fr20" draw:name="Object_AOO41GS09_055" text:anchor-type="as-char" svg:y="-0.2028in" svg:width="1.2209in" svg:height="0.5547in" draw:z-index="66"><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3">(<text:sequence text:ref-name="refText1" text:name="Text" text:formula="ooow:Text+1" style:num-format="1">2</text:sequence>)</text:p>
            </table:table-cell>
          </table:table-row>
        </table:table-header-rows>
      </table:table>
      <text:p text:style-name="P10">You can reference an equation (“as shown in Equation <text:sequence-ref text:reference-format="text" text:ref-name="refText0">(1)</text:sequence-ref>”) with these steps:</text:p>
      <text:list xml:id="list37712016" text:continue-list="list37719785"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5.5098in" draw:z-index="77"><draw:text-box fo:min-height="4.4189in"><text:p text:style-name="OOoFigureCaption"><draw:frame draw:style-name="fr8" draw:name="AOO41GS09_017" text:anchor-type="as-char" svg:width="5.5098in" svg:height="4.1346in" draw:z-index="78"><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7-25T17:47:48.99</dc:date>
    <dc:creator>Keith McKenna</dc:creator>
    <meta:editing-duration>PT5H14M26S</meta:editing-duration>
    <meta:editing-cycles>38</meta:editing-cycles>
    <meta:generator>OpenOffice/4.1.12$Win32 OpenOffice.org_project/4112m1$Build-9809</meta:generator>
    <meta:document-statistic meta:table-count="23" meta:image-count="17" meta:object-count="55" meta:page-count="13" meta:paragraph-count="262" meta:word-count="1982" meta:character-count="10971"/>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